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get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getPub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getUri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ink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nk.setPubId( String pub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Uuid(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Area( String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Link( String link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ink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